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fo:font-weight="bold" officeooo:rsid="002c0886" officeooo:paragraph-rsid="0008e4af" style:font-weight-asian="bold" style:font-weight-complex="bold"/>
    </style:style>
    <style:style style:name="P2" style:family="paragraph" style:parent-style-name="Standard">
      <style:paragraph-properties fo:margin-top="0in" fo:margin-bottom="0in" style:contextual-spacing="false"/>
      <style:text-properties fo:font-weight="bold" officeooo:rsid="00230ac7" officeooo:paragraph-rsid="0008e4af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/>
      <style:text-properties fo:font-weight="bold" officeooo:paragraph-rsid="0008e4af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/>
      <style:text-properties officeooo:paragraph-rsid="0008e4af"/>
    </style:style>
    <style:style style:name="P5" style:family="paragraph" style:parent-style-name="Standard" style:list-style-name="L1">
      <style:paragraph-properties fo:margin-top="0in" fo:margin-bottom="0in" style:contextual-spacing="false"/>
      <style:text-properties fo:font-weight="normal" officeooo:paragraph-rsid="0008e4af" style:font-weight-asian="normal" style:font-weight-complex="normal"/>
    </style:style>
    <style:style style:name="P6" style:family="paragraph" style:parent-style-name="Standard" style:list-style-name="L1">
      <style:paragraph-properties fo:margin-top="0in" fo:margin-bottom="0in" style:contextual-spacing="false"/>
      <style:text-properties fo:font-weight="normal" officeooo:rsid="00230ac7" officeooo:paragraph-rsid="0008e4af" style:font-weight-asian="normal" style:font-weight-complex="normal"/>
    </style:style>
    <style:style style:name="P7" style:family="paragraph" style:parent-style-name="Standard">
      <style:paragraph-properties fo:margin-top="0in" fo:margin-bottom="0in" style:contextual-spacing="false"/>
      <style:text-properties fo:font-weight="normal" officeooo:rsid="00230ac7" officeooo:paragraph-rsid="000c02ff" style:font-weight-asian="normal" style:font-weight-complex="normal"/>
    </style:style>
    <style:style style:name="P8" style:family="paragraph" style:parent-style-name="Standard">
      <style:paragraph-properties fo:margin-top="0in" fo:margin-bottom="0in" style:contextual-spacing="false"/>
      <style:text-properties fo:font-weight="normal" officeooo:rsid="00230ac7" officeooo:paragraph-rsid="000ce0db" style:font-weight-asian="normal" style:font-weight-complex="normal"/>
    </style:style>
    <style:style style:name="P9" style:family="paragraph" style:parent-style-name="Standard" style:list-style-name="L2">
      <style:paragraph-properties fo:margin-top="0in" fo:margin-bottom="0in" style:contextual-spacing="false"/>
      <style:text-properties fo:font-weight="normal" officeooo:rsid="00230ac7" officeooo:paragraph-rsid="000ce0db" style:font-weight-asian="normal" style:font-weight-complex="normal"/>
    </style:style>
    <style:style style:name="P10" style:family="paragraph" style:parent-style-name="Standard" style:list-style-name="L3">
      <style:paragraph-properties fo:margin-top="0in" fo:margin-bottom="0in" style:contextual-spacing="false"/>
      <style:text-properties fo:font-weight="normal" officeooo:rsid="00230ac7" officeooo:paragraph-rsid="000ce0db" style:font-weight-asian="normal" style:font-weight-complex="normal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0c02ff"/>
    </style:style>
    <style:style style:name="P12" style:family="paragraph" style:parent-style-name="Standard">
      <style:paragraph-properties fo:margin-top="0in" fo:margin-bottom="0in" style:contextual-spacing="false"/>
      <style:text-properties fo:font-weight="bold" officeooo:rsid="00230ac7" officeooo:paragraph-rsid="000c02ff" style:font-weight-asian="bold" style:font-weight-complex="bold"/>
    </style:style>
    <style:style style:name="P13" style:family="paragraph" style:parent-style-name="Standard">
      <style:paragraph-properties fo:margin-top="0in" fo:margin-bottom="0in" style:contextual-spacing="false"/>
      <style:text-properties fo:font-weight="bold" officeooo:rsid="00230ac7" officeooo:paragraph-rsid="0008e4a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0ac7" style:font-weight-asian="bold" style:font-weight-complex="bold"/>
    </style:style>
    <style:style style:name="T3" style:family="text">
      <style:text-properties officeooo:rsid="00230ac7"/>
    </style:style>
    <style:style style:name="T4" style:family="text">
      <style:text-properties officeooo:rsid="0026235f"/>
    </style:style>
    <style:style style:name="T5" style:family="text">
      <style:text-properties officeooo:rsid="000a1fef"/>
    </style:style>
    <style:style style:name="T6" style:family="text">
      <style:text-properties officeooo:rsid="000c02ff"/>
    </style:style>
    <style:style style:name="T7" style:family="text">
      <style:text-properties officeooo:rsid="000ce0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Hierarchical routing</text:span></text:p>
      <text:p text:style-name="P4"><text:span text:style-name="T2">Need for</text:span><text:span text:style-name="T1"> Hierarchical routing</text:span></text:p>
      <text:list xml:id="list2138106609" text:style-name="L1">
        <text:list-item>
          <text:p text:style-name="P5">Scale</text:p>
        </text:list-item>
        <text:list-item>
          <text:p text:style-name="P6">Administrative authority</text:p>
        </text:list-item>
      </text:list>
      <text:p text:style-name="P3"/>
      <text:p text:style-name="P2">Autonomous systems</text:p>
      <text:p text:style-name="P7"><text:span text:style-name="T6">An autonomous system is a group of routers under a single administrative control, running the same routing protocol, the intra-AS-routing protocol.</text:span></text:p>
      <text:p text:style-name="P12"><text:span text:style-name="T6"/></text:p>
      <text:p text:style-name="P3"><text:span text:style-name="T3">Inter-A</text:span><text:span text:style-name="T4">S</text:span><text:span text:style-name="T3"> routing protocol</text:span></text:p>
      <text:p text:style-name="P8"><text:span text:style-name="T7">Used to</text:span></text:p>
      <text:list xml:id="list1599198019" text:style-name="L2">
        <text:list-item>
          <text:p text:style-name="P9"><text:span text:style-name="T7">Obtain reachability information from neighbouring AS's</text:span></text:p>
        </text:list-item>
        <text:list-item>
          <text:p text:style-name="P9"><text:span text:style-name="T7">Propagating reachability information to all internal routers of an AS</text:span></text:p>
        </text:list-item>
      </text:list>
      <text:p text:style-name="P2"/>
      <text:p text:style-name="P2">Gateway router</text:p>
      <text:p text:style-name="P8"><text:span text:style-name="T7">Routers at the edge of an AS, responsible for forwarding packets outside an AS</text:span></text:p>
      <text:p text:style-name="P2"/>
      <text:p text:style-name="P2"><text:span text:style-name="T5">Hot-potato routing - </text:span>Steps in adding an outside-AS destination in a routers forwarding table</text:p>
      <text:list xml:id="list1079748569" text:style-name="L3">
        <text:list-item>
          <text:p text:style-name="P10"><text:span text:style-name="T7">Learn from inter-AS that subnet x is reachable via multiple gateways</text:span></text:p>
        </text:list-item>
        <text:list-item>
          <text:p text:style-name="P10"><text:span text:style-name="T7">Use routing info from intra-AS to determine costs of least cost to these gateways</text:span></text:p>
        </text:list-item>
        <text:list-item>
          <text:p text:style-name="P10"><text:span text:style-name="T7">Hot potato routing – Choose the gateway that has the smallest least cost</text:span></text:p>
        </text:list-item>
        <text:list-item>
          <text:p text:style-name="P10"><text:span text:style-name="T7">Determine from forwarding table, the interface I for that gateway. Add (x, I) in forwarding table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3-02-04T15:21:23</meta:creation-date>
    <dc:date>2013-03-14T18:48:21</dc:date>
    <dc:creator>Kempa </dc:creator>
    <meta:editing-duration>PT3M44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1" meta:paragraph-count="17" meta:word-count="145" meta:character-count="909" meta:non-whitespace-character-count="789"/>
  </office:meta>
</office:document-meta>
</file>